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SUMPRODUCT(([.$A2:.$A500])*[.C$1]+[.D$1])" office:value-type="float" office:value="137">
            <text:p>137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SUMPRODUCT(([.$A3:.$A501])*[.C$1]+[.D$1])" office:value-type="float" office:value="131">
            <text:p>13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SUMPRODUCT(([.$A4:.$A502])*[.C$1]+[.D$1])" office:value-type="float" office:value="115">
            <text:p>11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SUMPRODUCT(([.$A5:.$A503])*[.C$1]+[.D$1])" office:value-type="float" office:value="89">
            <text:p>8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 style:data-style-name="N2" text:time-value="0000-00-00T15:24: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5:56:01</meta:creation-date>
    <dc:date>2013-11-22T16:55:34</dc:date>
    <meta:editing-duration>PT1H30M26S</meta:editing-duration>
    <meta:editing-cycles>8</meta:editing-cycles>
    <meta:generator>LibreOffice/4.0.2.2$Linux_X86_64 LibreOffice_project/400m0$Build-2</meta:generator>
    <dc:creator>wei </dc:creator>
    <meta:document-statistic meta:table-count="1" meta:cell-count="13" meta:object-count="0"/>
  </office:meta>
</office:document-meta>
</file>